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11.763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9.4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antonym</text:p>
          </table:table-cell>
          <table:table-cell office:value-type="string" calcext:value-type="string">
            <text:p>quotation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onscientious</text:p>
          </table:table-cell>
          <table:table-cell office:value-type="string" calcext:value-type="string">
            <text:p>wishing to do one's work or duty well and thoroughly. /ˌkɒnʃɪˈɛnʃəs/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<text:a xlink:href="https://www.youtube.com/embed/Azw66LKgohE" xlink:type="simple">https://www.youtube.com/embed/Azw66LKgohE</text:a></text:p>
          </table:table-cell>
          <table:table-cell/>
          <table:table-cell office:value-type="string" calcext:value-type="string">
            <text:p>casual</text:p>
          </table:table-cell>
          <table:table-cell office:value-type="string" calcext:value-type="string">
            <text:p>“Not curiosity, not vanity, not the consideration of expediency, not duty and conscientiousness, but an unquenchable, unhappy thirst that brooks no compromise leads us to truth.” ― Georg Wilhelm Friedrich Hegel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accede</text:p>
          </table:table-cell>
          <table:table-cell office:value-type="string" calcext:value-type="string">
            <text:p>agree to a demand, request, or treaty. /əkˈsiːd/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<text:a xlink:href="https://s3.amazonaws.com/brainyflix/photos/387/medium.jpg" xlink:type="simple">https://s3.amazonaws.com/brainyflix/photos/387/medium.jpg</text:a></text:p>
          </table:table-cell>
          <table:table-cell/>
          <table:table-cell office:value-type="string" calcext:value-type="string">
            <text:p>accept</text:p>
          </table:table-cell>
          <table:table-cell table:number-columns-repeated="58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5:03:15.387356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1:59:49</meta:creation-date>
    <dc:language>en-AU</dc:language>
    <dc:date>2020-12-14T15:08:12.280745264</dc:date>
    <meta:editing-cycles>17</meta:editing-cycles>
    <meta:editing-duration>PT35M25S</meta:editing-duration>
    <meta:generator>LibreOffice/6.4.6.2$Linux_X86_64 LibreOffice_project/40$Build-2</meta:generator>
    <meta:document-statistic meta:table-count="1" meta:cell-count="19" meta:object-count="0"/>
  </office:meta>
</office:document-meta>
</file>